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8698e" officeooo:paragraph-rsid="0008698e"/>
    </style:style>
    <style:style style:name="P2" style:family="paragraph" style:parent-style-name="Standard">
      <style:text-properties officeooo:rsid="0008698e" officeooo:paragraph-rsid="0008698e"/>
    </style:style>
    <style:style style:name="P3"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ÀCTICA – 1</text:p>
      <text:p text:style-name="P1"/>
      <text:p text:style-name="P1">SISTEMES OPERATIUS II</text:p>
      <text:p text:style-name="P1"/>
      <text:p text:style-name="P1">Marcos Buenacasa i Alberto Leiva</text:p>
      <text:p text:style-name="P1"/>
      <text:p text:style-name="P1">Octubre 20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INTRODUCCIÓN </text:p>
      <text:p text:style-name="P2"/>
      <text:p text:style-name="P2">En esta primera práctica de Sistemas operativos nos encargamos básicamente de leer un fichero descargado de internet e implementar un parser para que el resultante sea un árbol binario en el cual dentro contiene una lista enlazada de elementos. En este documento se intenta explicar de forma breve todo aquello que no tiene que ver con el código en sí de la práctica tales como la decisión a la hora de hacer cada uno de los apartados de la práctica.</text:p>
      <text:p text:style-name="P2"/>
      <text:p text:style-name="P2"/>
      <text:p text:style-name="P2">REALIZACIÓN DE LA PRÁCTICA</text:p>
      <text:p text:style-name="P2"/>
      <text:p text:style-name="P2">La realización de la práctica viene indicada por el guión de esta el cual está bastante guiada. Por ello en este documento seguiremos las pautas a orden de índice.</text:p>
      <text:p text:style-name="P2"/>
      <text:p text:style-name="P2">1</text:p>
      <text:p text:style-name="Standard"/>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02:21.341657003</meta:creation-date>
    <dc:date>2016-10-10T13:09:40.604679151</dc:date>
    <meta:editing-duration>PT7M19S</meta:editing-duration>
    <meta:editing-cycles>1</meta:editing-cycles>
    <meta:document-statistic meta:table-count="0" meta:image-count="0" meta:object-count="0" meta:page-count="3" meta:paragraph-count="9" meta:word-count="127" meta:character-count="730" meta:non-whitespace-character-count="610"/>
    <meta:generator>LibreOffice/4.3.3.2$Linux_X86_64 LibreOffice_project/430m0$Build-2</meta:generator>
  </office:meta>
</office:document-meta>
</file>